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7"/>
    <style:style style:name="T1" style:family="text">
      <style:text-properties fo:background-color="#ffff00"/>
    </style:style>
    <style:style style:name="T2" style:family="text">
      <style:text-properties style:font-name="DejaVu Serif1" style:font-name-asian="DejaVu Serif1" style:font-name-complex="DejaVu Serif1"/>
    </style:style>
    <style:style style:name="T3" style:family="text">
      <style:text-properties fo:background-color="#99ccff"/>
    </style:style>
    <style:style style:name="T4" style:family="text">
      <style:text-properties fo:background-color="#00ff00"/>
    </style:style>
    <style:style style:name="T5" style:family="text">
      <style:text-properties fo:background-color="transparen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3333"/>
    </style:style>
    <style:style style:name="T8" style:family="text">
      <style:text-properties fo:color="#ff3333" fo:font-weight="bold" fo:background-color="transparent" style:font-weight-asian="bold" style:font-weight-complex="bold"/>
    </style:style>
    <style:style style:name="T9" style:family="text">
      <style:text-properties fo:background-color="#eb613d"/>
    </style:style>
    <style:style style:name="T10" style:family="text">
      <style:text-properties style:use-window-font-color="true" fo:font-weight="normal" fo:background-color="transparent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00" style:font-weight-asian="normal" style:font-weight-complex="normal"/>
    </style:style>
    <style:style style:name="T13" style:family="text">
      <style:text-properties fo:font-weight="normal" fo:background-color="#00ff00" style:font-weight-asian="normal" style:font-weight-complex="normal"/>
    </style:style>
    <style:style style:name="T14" style:family="text">
      <style:text-properties fo:font-weight="normal" fo:background-color="transparent" style:font-weight-asian="normal" style:font-weight-complex="normal"/>
    </style:style>
    <style:style style:name="T15" style:family="text">
      <style:text-properties fo:font-weight="normal" fo:background-color="#eb613d" style:font-weight-asian="normal" style:font-weight-complex="normal"/>
    </style:style>
    <style:style style:name="T16" style:family="text">
      <style:text-properties fo:color="#000000" fo:background-color="transparent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（" style:num-suffix="）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设计的算法思路为：</text:p>
      <text:p text:style-name="Standard"/>
      <text:p text:style-name="Standard">while(true)</text:p>
      <text:p text:style-name="Standard">{</text:p>
      <text:p text:style-name="Standard"><text:s text:c="7"/>update_perception();</text:p>
      <text:p text:style-name="Standard"><text:s text:c="7"/>adjust_download();</text:p>
      <text:p text:style-name="Standard"><text:s text:c="7"/>sleep(); <text:s/>//设置为3s</text:p>
      <text:p text:style-name="Standard">}</text:p>
      <text:p text:style-name="Standard"/>
      <text:p text:style-name="Standard">其中 update_perception() 对应算法图中的<text:span text:style-name="T1">图1</text:span>，adjust_download()对应算法图中的<text:span text:style-name="T1">图2</text:span>.</text:p>
      <text:p text:style-name="Standard"/>
      <text:p text:style-name="Standard">算法的解释如下：</text:p>
      <text:p text:style-name="Standard"/>
      <text:p text:style-name="Standard"><text:tab/>Wi-Fi信号，根据Rssi的大小，可以分为 强、较弱、弱。根据实验测得的Rssi对Wi-Fi能耗的影响，我们把信号强弱的判断定义如下：</text:p>
      <text:list xml:id="list829076704" text:style-name="L1">
        <text:list-item>
          <text:p text:style-name="P1">强: <text:tab/><text:tab/><text:tab/> <text:s/>Rssi &gt;= -75 dBm</text:p>
        </text:list-item>
        <text:list-item>
          <text:p text:style-name="P1">较弱： <text:s text:c="10"/>Rssi <text:span text:style-name="T2">∈</text:span> [-85 dBm, -75 dBm]</text:p>
        </text:list-item>
        <text:list-item>
          <text:p text:style-name="P1">弱： <text:s text:c="13"/>Rssi &lt; -85 dBm </text:p>
        </text:list-item>
      </text:list>
      <text:p text:style-name="Standard"/>
      <text:p text:style-name="Standard"><text:tab/>我们定义手机对Wi-Fi情况有三种感知(Perception)：good, acceptable, bad. 然而，我们的算法的subtle 之处在于，<text:span text:style-name="T3">此刻perception</text:span>的获取并<text:span text:style-name="T1">不是</text:span>将 (good, acceptable, bad） 与信号的强弱(强、较强、弱)做简单的对应，而是采取<text:span text:style-name="T1">图1</text:span>所示的决策树，根据<text:span text:style-name="T3">上一个时刻perception</text:span>和当前时刻的Rssi的强弱，动态获取。</text:p>
      <text:p text:style-name="Standard"/>
      <text:p text:style-name="Standard"><text:s text:c="5"/>adjust_download() 算法的思路为：</text:p>
      <text:list xml:id="list576064220" text:style-name="L2">
        <text:list-item>
          <text:p text:style-name="P2">如果手机状态为 downloading，此刻perception为 bad，则stop download。否则，维持 downloading 状态。</text:p>
        </text:list-item>
        <text:list-item>
          <text:p text:style-name="P2">如果手机状态为download_paused，此刻perception为 good，则 start download。否则，维持 download_paused 的状态。</text:p>
        </text:list-item>
      </text:list>
      <text:p text:style-name="Standard"><text:s text:c="5"/>从中可以看出，如果此刻perception 为 acceptable，则手机维持之前的状态（downloading 或 download_paused）。</text:p>
      <text:p text:style-name="Standard"><text:s text:c="5"/></text:p>
      <text:p text:style-name="Standard"><text:tab/>写成代码如下：</text:p>
      <text:p text:style-name="Standard"><text:s/>adjust_download()</text:p>
      <text:p text:style-name="Standard">{</text:p>
      <text:p text:style-name="Standard"><text:tab/>if(downloading)</text:p>
      <text:p text:style-name="Standard"><text:s text:c="6"/>{</text:p>
      <text:p text:style-name="Standard"><text:tab/><text:tab/>if(curr_perception == bad)</text:p>
      <text:p text:style-name="Standard"><text:tab/><text:tab/><text:tab/>stop_download();</text:p>
      <text:p text:style-name="Standard"><text:tab/><text:tab/>else</text:p>
      <text:p text:style-name="Standard"><text:tab/><text:tab/><text:tab/>do_nothing();</text:p>
      <text:p text:style-name="Standard"><text:tab/>}</text:p>
      <text:p text:style-name="Standard"><text:tab/>else</text:p>
      <text:p text:style-name="Standard"><text:tab/>{</text:p>
      <text:p text:style-name="Standard"><text:tab/><text:tab/>if(curr_perception == good)</text:p>
      <text:p text:style-name="Standard"><text:tab/><text:tab/><text:tab/>start_download();</text:p>
      <text:p text:style-name="Standard"><text:tab/><text:tab/>else</text:p>
      <text:p text:style-name="Standard"><text:tab/><text:tab/><text:tab/>do_nothing();</text:p>
      <text:p text:style-name="Standard"><text:tab/>}</text:p>
      <text:p text:style-name="Standard">}</text:p>
      <text:p text:style-name="Standard"/>
      <text:p text:style-name="Standard">(未完，见下页)</text:p>
      <text:p text:style-name="Standard"><text:soft-page-break/><text:tab/>算法的核心在于update_perception() 使用的决策树：根据<text:span text:style-name="T3">上一个时刻perception</text:span>和当前时刻的Rssi的强弱，动态获取。</text:p>
      <text:p text:style-name="Standard"/>
      <text:p text:style-name="Standard"><text:span text:style-name="T6">【原则1】</text:span>我们只在Rssi为【强】的时候trigger start download。（即Rssi为【强】是 trigger start download 的必要非充分条件）</text:p>
      <text:p text:style-name="P4">【原则2】<text:span text:style-name="T11">我们尽量减少手机在Rssi为【较弱】或者【弱】时的下载行为。</text:span> </text:p>
      <text:p text:style-name="Standard"><text:span text:style-name="T11"/></text:p>
      <text:p text:style-name="Standard"><text:span text:style-name="T6">【性质1】</text:span><text:span text:style-name="T11">任意时刻perception为good，则这个时刻的Rssi必然为【强】</text:span></text:p>
      <text:p text:style-name="Standard"><text:span text:style-name="T6">【性质2】</text:span><text:span text:style-name="T11">任意时刻perception为bad，则这个时刻的Rssi必然为【弱】或者【较弱】</text:span></text:p>
      <text:p text:style-name="Standard"><text:span text:style-name="T6">【性质3】</text:span><text:span text:style-name="T11">任意时刻perception为acceptable，则其上一个时刻的perception必然不是acceptable，其下一个时刻也必然不是。</text:span></text:p>
      <text:p text:style-name="P4">【性质4】<text:span text:style-name="T11">perception为good触发 start download，或者维持downloading状态。</text:span></text:p>
      <text:p text:style-name="P4">【性质5】<text:span text:style-name="T11">perception为bad触发 stop download，或者维持download paused状态。</text:span></text:p>
      <text:p text:style-name="P4">【性质6】<text:span text:style-name="T11">perception为acceptable维持前一时刻的下载状态。</text:span></text:p>
      <text:p text:style-name="Standard"/>
      <text:p text:style-name="Standard"><text:tab/>决策树(图1)中，未标注颜色的4个路径很容易理解。标注绿色的5个路径解释如下（<text:span text:style-name="T7">解释这样设置的合理性和自我完整性，而不是说只能这样设置</text:span>）：</text:p>
      <text:p text:style-name="Standard"><text:span text:style-name="T5"><text:tab/>(A) </text:span><text:span text:style-name="T4">路径2</text:span>. 根据<text:span text:style-name="T6">【性质4】</text:span>，因为<text:span text:style-name="T1">上一个时刻</text:span>的 perception 为 good, 手机肯定处于下载状态。由于测得的Rssi有不确定性（波动），我们保留信号【较弱】是由于Rssi波动的可能，当然也有可能是手机处于Rssi较弱的地方了。</text:p>
      <text:list xml:id="list518963117" text:style-name="L3">
        <text:list-header>
          <text:p text:style-name="P3">(a) 如果是由于Rssi波动而测出Rssi较弱：因为<text:span text:style-name="T1">此刻perception</text:span>为acceptable，则<text:span text:style-name="T1">下个时刻</text:span>的perception只能是路径4、5、6。<text:span text:style-name="T1">下个时刻</text:span>如果手机继续处于Rssi强地方，则会走路径4 → update perception 为 good → always continue downloading 。整个过程中，download is not interrupted，避免了网络重连（reestablish TCP connection）的能耗开销。</text:p>
          <text:p text:style-name="P3">(b) 如果Rssi真是在信号较弱的地方：因为此刻perception为acceptable，下个时刻将走5或6路线 → update perception 为 bad → download is paused.</text:p>
        </text:list-header>
      </text:list>
      <text:p text:style-name="Standard"><text:tab/> <text:s text:c="3"/>(c) 综上，设置路径2为acceptable是合理的。</text:p>
      <text:p text:style-name="Standard"><text:tab/>(B) <text:span text:style-name="T4">路径4</text:span>.<text:span text:style-name="T16"> </text:span><text:span text:style-name="T1">上一个时刻</text:span>的perception为acceptable，根据<text:span text:style-name="T6">性质【3】</text:span>，<text:span text:style-name="T1">上上个时刻</text:span><text:span text:style-name="T5">的perception</text:span>只能是bad或者good。</text:p>
      <text:p text:style-name="Standard"><text:tab/><text:tab/>(a) 如果<text:span text:style-name="T1">上上个时刻</text:span>的perception 为bad（触发stop download 或者维持 download paused），而bad只能来自于<text:span text:style-name="T1">上上个时刻</text:span><text:span text:style-name="T5">的Rssi【较弱】或者【弱】。</text:span>则最近3个时刻的决策过程为：</text:p>
      <text:p text:style-name="Standard"><text:span text:style-name="T10"><text:tab/><text:tab/>Any perception</text:span><text:span text:style-name="T8"> </text:span>(<text:span text:style-name="T9">上上上个时刻</text:span>) → 【Rssi较弱或者弱】(<text:span text:style-name="T1">上上个时刻</text:span>) → </text:p>
      <text:p text:style-name="Standard"><text:tab/><text:tab/>bad （<text:span text:style-name="T1">上上个时刻</text:span>）→ 【Rssi强】(<text:span text:style-name="T1">上个时刻</text:span>) → acceptable (<text:span text:style-name="T1">上个时刻</text:span>) 。</text:p>
      <text:p text:style-name="Standard"><text:tab/><text:tab/>而<text:span text:style-name="T1">此刻</text:span><text:span text:style-name="T5">Rssi</text:span>为【强】，可以看出Rssi的变化为：【较弱或者弱】 → 【强】 → 【强】，this is a good indicator that the phone comes into the strong Wi-Fi zone from a relatively distant location where the Wi-Fi is weak。故设置路径4为good是合理的。 <text:s text:c="3"/></text:p>
      <text:p text:style-name="Standard"><text:tab/><text:tab/>(b) 如果<text:span text:style-name="T1">上上个时刻</text:span>的perception为good （触发start download 或者 continue download），则<text:span text:style-name="T1">上个时刻</text:span>走的路径为路径2 ，方能有<text:span text:style-name="T1">上个时刻</text:span>的perception为acceptable (公式为：good + 【较弱】 → acceptable)。根据<text:span text:style-name="T6">【性质1】</text:span>可知，最近3个时刻<text:span text:style-name="T11">Rssi的变化为：【强】→ 【较弱】 → 【强】，并且download一直在进行。故设置路径4为good是合理的。</text:span></text:p>
      <text:p text:style-name="Standard"><text:span text:style-name="T11"><text:tab/><text:tab/>(c) 综上，设置路径4为 good是合理的。</text:span></text:p>
      <text:p text:style-name="Standard"><text:span text:style-name="T11"><text:tab/>(C) </text:span><text:span text:style-name="T13">路径5</text:span><text:span text:style-name="T11">. </text:span><text:span text:style-name="T12">上一个时刻</text:span><text:span text:style-name="T11">的perception为acceptable，根据</text:span><text:span text:style-name="T6">【性质3】</text:span><text:span text:style-name="T11">，</text:span><text:span text:style-name="T12">上上个时刻</text:span><text:span text:style-name="T14">的perception</text:span><text:span text:style-name="T11">只能是bad或者good。</text:span></text:p>
      <text:p text:style-name="Standard"><text:span text:style-name="T11"><text:s text:c="13"/>(a) 如果</text:span><text:span text:style-name="T12">上上个时刻</text:span><text:span text:style-name="T11">的perception为bad，结合</text:span><text:span text:style-name="T6">【性质5】</text:span><text:span text:style-name="T11">和</text:span><text:span text:style-name="T6">【性质6】</text:span><text:span text:style-name="T11">，此刻（未决策前）手机为 download paused 的状态。根据</text:span><text:span text:style-name="T6">【原则1】</text:span><text:span text:style-name="T11">和</text:span><text:span text:style-name="T6">【性质4】</text:span><text:span text:style-name="T11">，我们不能设置路径5为good. 设置路径5为 bad 或者 acceptable 对手机的下载状态没有影响。</text:span></text:p>
      <text:p text:style-name="Standard"><text:span text:style-name="T11"><text:tab/><text:tab/>(b) 如果上上个时刻的perception 为 good, 根据【性质1】，则可知最近3个时刻Rssi的变化为：【强】→ <text:s/>【较弱】 → 【较弱】，which is a good indicator that we get far away from the AP。根据【原则2】，我们应该 stop download。故设置路径5为bad. <text:s text:c="7"/><text:tab/> <text:s text:c="5"/>(c) 综上，设置路径5为bad是合理的.</text:span></text:p>
      <text:p text:style-name="Standard"><text:soft-page-break/><text:span text:style-name="T14"><text:tab/>(D)</text:span><text:span text:style-name="T13">路径7</text:span><text:span text:style-name="T11">. 设置路径7为bad显然是不能的，因为这样会使之后的perception永远都为bad. 故只能设置路径7为good或acceptable. </text:span></text:p>
      <text:p text:style-name="Standard"><text:span text:style-name="T11"><text:tab/><text:tab/>以下</text:span><text:span text:style-name="T15">穷举</text:span><text:span text:style-name="T11">的路径都可以找到合理解释：</text:span></text:p>
      <text:p text:style-name="Standard"><text:span text:style-name="T11"><text:tab/><text:tab/><text:tab/><text:tab/><text:tab/> 3 → 7</text:span></text:p>
      <text:p text:style-name="Standard"><text:span text:style-name="T11"><text:tab/><text:tab/><text:tab/><text:tab/>2 → 5 → 7</text:span></text:p>
      <text:p text:style-name="Standard"><text:span text:style-name="T11"><text:tab/><text:tab/><text:tab/><text:tab/>7 → 5 → 7 </text:span></text:p>
      <text:p text:style-name="Standard"><text:span text:style-name="T11"><text:tab/><text:tab/><text:tab/><text:tab/>2 → 6 → 7 </text:span></text:p>
      <text:p text:style-name="Standard"><text:span text:style-name="T11"><text:tab/><text:tab/><text:tab/><text:tab/>7 → 6 → 7</text:span></text:p>
      <text:p text:style-name="Standard"><text:span text:style-name="T11"><text:tab/><text:tab/><text:tab/><text:tab/><text:tab/> 8 → 7</text:span></text:p>
      <text:p text:style-name="Standard"><text:span text:style-name="T11"><text:tab/><text:tab/><text:tab/><text:tab/><text:tab/> 9 → 7<text:tab/><text:tab/><text:tab/></text:span></text:p>
      <text:p text:style-name="Standard"><text:span text:style-name="T11"><text:tab/><text:tab/><text:tab/><text:tab/></text:span></text:p>
      <text:p text:style-name="Standard"><text:span text:style-name="T11"><text:s text:c="6"/>(E)</text:span><text:span text:style-name="T13">路径8</text:span><text:span text:style-name="T11">. <text:s text:c="2"/>以下</text:span><text:span text:style-name="T15">穷举</text:span><text:span text:style-name="T11">的路径都可以找到合理解释：</text:span></text:p>
      <text:p text:style-name="Standard"><text:span text:style-name="T11"><text:tab/><text:tab/><text:tab/><text:tab/><text:tab/> 3 → 8<text:tab/></text:span></text:p>
      <text:p text:style-name="Standard"><text:span text:style-name="T11"><text:tab/><text:tab/><text:tab/><text:tab/>2 → 5 → 8</text:span></text:p>
      <text:p text:style-name="Standard"><text:span text:style-name="T11"><text:tab/><text:tab/><text:tab/><text:tab/>7 → 5 → 8</text:span></text:p>
      <text:p text:style-name="Standard"><text:span text:style-name="T11"><text:tab/><text:tab/><text:tab/><text:tab/>2 → 6 → 8<text:tab/><text:tab/></text:span></text:p>
      <text:p text:style-name="Standard"><text:span text:style-name="T11"><text:tab/><text:tab/><text:tab/><text:tab/>7 → 6 → 8</text:span></text:p>
      <text:p text:style-name="Standard"><text:span text:style-name="T11"><text:tab/><text:tab/><text:tab/> <text:s text:c="4"/><text:tab/><text:tab/> 8 → 8</text:span></text:p>
      <text:p text:style-name="Standard"><text:span text:style-name="T11"><text:tab/><text:tab/><text:tab/><text:tab/><text:tab/> 9 → 8</text:span></text:p>
      <text:p text:style-name="Standard"><text:span text:style-name="T11"/></text:p>
      <text:p text:style-name="Standard"><text:span text:style-name="T11"/></text:p>
      <text:list xml:id="list1506096469" text:style-name="L7">
        <text:list-item>
          <text:p text:style-name="P5"><text:span text:style-name="T11">本算法有</text:span><text:span text:style-name="T15">记忆功能</text:span><text:span text:style-name="T11">: acceptable</text:span></text:p>
        </text:list-item>
        <text:list-item>
          <text:p text:style-name="P5"><text:span text:style-name="T11">本算法有</text:span><text:span text:style-name="T15">验证(make sure)功能</text:span><text:span text:style-name="T11">：</text:span></text:p>
        </text:list-item>
        <text:list-item>
          <text:p text:style-name="P5"><text:span text:style-name="T11">本算法有</text:span><text:span text:style-name="T15">预测功能</text:span><text:span text:style-name="T11">：</text:span></text:p>
        </text:list-item>
        <text:list-item>
          <text:p text:style-name="P5"><text:span text:style-name="T11">本算法通过设置 bad 和 acceptable 对于 download paused 的手机的作用的等效性</text:span></text:p>
        </text:list-item>
        <text:list-item>
          <text:p text:style-name="P5"><text:span text:style-name="T11">本算法通过设置 good 和 acceptable 对于 downloading 的手机的作用的等效性， </text:span></text:p>
        </text:list-item>
      </text:list>
      <text:p text:style-name="Standard"><text:span text:style-name="T11"/></text:p>
      <text:p text:style-name="Standard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 </meta:initial-creator>
    <meta:creation-date>2014-09-06T12:15:53</meta:creation-date>
    <meta:generator>LibreOffice/3.5$Linux_x86 LibreOffice_project/350m1$Build-202</meta:generator>
    <dc:date>2014-09-06T19:25:52</dc:date>
    <dc:creator>mk </dc:creator>
    <meta:editing-duration>PT7H6M2S</meta:editing-duration>
    <meta:editing-cycles>108</meta:editing-cycles>
    <meta:document-statistic meta:table-count="0" meta:image-count="0" meta:object-count="0" meta:page-count="3" meta:paragraph-count="85" meta:word-count="592" meta:character-count="3344" meta:non-whitespace-character-count="3567"/>
  </office:meta>
</office:document-meta>
</file>